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5f52" officeooo:paragraph-rsid="000e5f52"/>
    </style:style>
    <style:style style:name="P2" style:family="paragraph" style:parent-style-name="Standard">
      <style:text-properties style:text-underline-style="solid" style:text-underline-width="auto" style:text-underline-color="font-color" officeooo:rsid="000f66c8" officeooo:paragraph-rsid="000f66c8"/>
    </style:style>
    <style:style style:name="P3" style:family="paragraph" style:parent-style-name="Standard">
      <style:text-properties style:text-underline-style="solid" style:text-underline-width="auto" style:text-underline-color="font-color" officeooo:rsid="00113559" officeooo:paragraph-rsid="00113559"/>
    </style:style>
    <style:style style:name="P4" style:family="paragraph" style:parent-style-name="Standard">
      <style:text-properties style:text-underline-style="solid" style:text-underline-width="auto" style:text-underline-color="font-color" officeooo:rsid="00113c9c" officeooo:paragraph-rsid="00113c9c"/>
    </style:style>
    <style:style style:name="P5" style:family="paragraph" style:parent-style-name="Standard">
      <style:text-properties style:text-underline-style="solid" style:text-underline-width="auto" style:text-underline-color="font-color" officeooo:rsid="0014dbb0" officeooo:paragraph-rsid="0014dbb0"/>
    </style:style>
    <style:style style:name="P6" style:family="paragraph" style:parent-style-name="Standard">
      <style:text-properties style:text-underline-style="solid" style:text-underline-width="auto" style:text-underline-color="font-color" officeooo:rsid="001e3019" officeooo:paragraph-rsid="001efb0e"/>
    </style:style>
    <style:style style:name="P7" style:family="paragraph" style:parent-style-name="Standard">
      <style:text-properties style:text-underline-style="solid" style:text-underline-width="auto" style:text-underline-color="font-color" officeooo:rsid="001e3019" officeooo:paragraph-rsid="00113559"/>
    </style:style>
    <style:style style:name="P8" style:family="paragraph" style:parent-style-name="Standard">
      <style:text-properties style:text-underline-style="solid" style:text-underline-width="auto" style:text-underline-color="font-color" officeooo:rsid="001fbc33" officeooo:paragraph-rsid="001fbc33"/>
    </style:style>
    <style:style style:name="P9" style:family="paragraph" style:parent-style-name="Standard">
      <style:text-properties style:text-underline-style="solid" style:text-underline-width="auto" style:text-underline-color="font-color" officeooo:rsid="0023c2d8" officeooo:paragraph-rsid="0023c2d8"/>
    </style:style>
    <style:style style:name="P10" style:family="paragraph" style:parent-style-name="Standard">
      <style:text-properties style:text-underline-style="none" officeooo:rsid="000e5f52" officeooo:paragraph-rsid="000e5f52"/>
    </style:style>
    <style:style style:name="P11" style:family="paragraph" style:parent-style-name="Standard">
      <style:text-properties style:text-underline-style="none" officeooo:rsid="000e5f52" officeooo:paragraph-rsid="000f66c8"/>
    </style:style>
    <style:style style:name="P12" style:family="paragraph" style:parent-style-name="Standard">
      <style:text-properties style:text-underline-style="none" officeooo:rsid="000e5f52" officeooo:paragraph-rsid="00113559"/>
    </style:style>
    <style:style style:name="P13" style:family="paragraph" style:parent-style-name="Standard">
      <style:text-properties style:text-underline-style="none" officeooo:rsid="000e5f52" officeooo:paragraph-rsid="001336d8"/>
    </style:style>
    <style:style style:name="P14" style:family="paragraph" style:parent-style-name="Standard">
      <style:text-properties style:text-underline-style="none" officeooo:rsid="000f66c8" officeooo:paragraph-rsid="000f66c8"/>
    </style:style>
    <style:style style:name="P15" style:family="paragraph" style:parent-style-name="Standard">
      <style:text-properties style:text-underline-style="none" officeooo:rsid="000f66c8" officeooo:paragraph-rsid="00113559"/>
    </style:style>
    <style:style style:name="P16" style:family="paragraph" style:parent-style-name="Standard">
      <style:text-properties style:text-underline-style="none" officeooo:rsid="00113559" officeooo:paragraph-rsid="00113559"/>
    </style:style>
    <style:style style:name="P17" style:family="paragraph" style:parent-style-name="Standard">
      <style:text-properties style:text-underline-style="none" officeooo:rsid="00113c9c" officeooo:paragraph-rsid="00113c9c"/>
    </style:style>
    <style:style style:name="P18" style:family="paragraph" style:parent-style-name="Standard">
      <style:text-properties style:text-underline-style="none" officeooo:rsid="00113c9c" officeooo:paragraph-rsid="001336d8"/>
    </style:style>
    <style:style style:name="P19" style:family="paragraph" style:parent-style-name="Standard">
      <style:text-properties style:text-underline-style="none" officeooo:rsid="001336d8" officeooo:paragraph-rsid="001336d8"/>
    </style:style>
    <style:style style:name="P20" style:family="paragraph" style:parent-style-name="Standard">
      <style:text-properties style:text-underline-style="none" officeooo:rsid="0014dbb0" officeooo:paragraph-rsid="0014dbb0"/>
    </style:style>
    <style:style style:name="P21" style:family="paragraph" style:parent-style-name="Standard">
      <style:text-properties style:text-underline-style="none" officeooo:rsid="0018053d" officeooo:paragraph-rsid="0018053d"/>
    </style:style>
    <style:style style:name="P22" style:family="paragraph" style:parent-style-name="Standard">
      <style:text-properties style:text-underline-style="none" officeooo:rsid="001afbb8" officeooo:paragraph-rsid="001afbb8"/>
    </style:style>
    <style:style style:name="P23" style:family="paragraph" style:parent-style-name="Standard">
      <style:text-properties style:text-underline-style="none" officeooo:rsid="001e3019" officeooo:paragraph-rsid="00113559"/>
    </style:style>
    <style:style style:name="P24" style:family="paragraph" style:parent-style-name="Standard">
      <style:text-properties style:text-underline-style="none" officeooo:rsid="001e3019" officeooo:paragraph-rsid="001efb0e"/>
    </style:style>
    <style:style style:name="P25" style:family="paragraph" style:parent-style-name="Standard">
      <style:text-properties style:text-underline-style="none" officeooo:rsid="001fbc33" officeooo:paragraph-rsid="001fbc33"/>
    </style:style>
    <style:style style:name="P26" style:family="paragraph" style:parent-style-name="Standard">
      <style:text-properties style:text-underline-style="none" officeooo:rsid="0020ccae" officeooo:paragraph-rsid="0020ccae"/>
    </style:style>
    <style:style style:name="P27" style:family="paragraph" style:parent-style-name="Standard">
      <style:text-properties style:text-underline-style="none" officeooo:rsid="001efb0e" officeooo:paragraph-rsid="001efb0e"/>
    </style:style>
    <style:style style:name="P28" style:family="paragraph" style:parent-style-name="Standard">
      <style:text-properties style:text-underline-style="none" officeooo:rsid="0023c2d8" officeooo:paragraph-rsid="0023c2d8"/>
    </style:style>
    <style:style style:name="P29" style:family="paragraph" style:parent-style-name="Standard">
      <style:text-properties style:text-underline-style="none" officeooo:rsid="0024c52d" officeooo:paragraph-rsid="0023c2d8"/>
    </style:style>
    <style:style style:name="P30" style:family="paragraph" style:parent-style-name="Standard">
      <style:text-properties style:text-underline-style="none" officeooo:rsid="0024c52d" officeooo:paragraph-rsid="0024c52d"/>
    </style:style>
    <style:style style:name="P31" style:family="paragraph" style:parent-style-name="Standard">
      <style:text-properties style:text-underline-style="none" officeooo:rsid="0026bcbf" officeooo:paragraph-rsid="0026bcbf"/>
    </style:style>
    <style:style style:name="P32" style:family="paragraph" style:parent-style-name="Standard">
      <style:text-properties style:text-underline-style="none" officeooo:rsid="0026bcbf" officeooo:paragraph-rsid="0024c52d"/>
    </style:style>
    <style:style style:name="P33" style:family="paragraph" style:parent-style-name="Standard">
      <style:text-properties style:text-underline-style="none" officeooo:rsid="0024c52d" officeooo:paragraph-rsid="0024c52d"/>
    </style:style>
    <style:style style:name="P34" style:family="paragraph" style:parent-style-name="Standard">
      <style:text-properties style:text-underline-style="solid" style:text-underline-width="auto" style:text-underline-color="font-color" officeooo:rsid="0027da9c" officeooo:paragraph-rsid="0027da9c"/>
    </style:style>
    <style:style style:name="T1" style:family="text">
      <style:text-properties officeooo:rsid="000f66c8"/>
    </style:style>
    <style:style style:name="T2" style:family="text">
      <style:text-properties officeooo:rsid="00113559"/>
    </style:style>
    <style:style style:name="T3" style:family="text">
      <style:text-properties officeooo:rsid="00113c9c"/>
    </style:style>
    <style:style style:name="T4" style:family="text">
      <style:text-properties officeooo:rsid="001336d8"/>
    </style:style>
    <style:style style:name="T5" style:family="text">
      <style:text-properties officeooo:rsid="00172be0"/>
    </style:style>
    <style:style style:name="T6" style:family="text">
      <style:text-properties officeooo:rsid="001afbb8"/>
    </style:style>
    <style:style style:name="T7" style:family="text">
      <style:text-properties officeooo:rsid="001e3019"/>
    </style:style>
    <style:style style:name="T8" style:family="text">
      <style:text-properties officeooo:rsid="001efb0e"/>
    </style:style>
    <style:style style:name="T9" style:family="text">
      <style:text-properties officeooo:rsid="001fbc33"/>
    </style:style>
    <style:style style:name="T10" style:family="text">
      <style:text-properties officeooo:rsid="0020ccae"/>
    </style:style>
    <style:style style:name="T11" style:family="text">
      <style:text-properties officeooo:rsid="0021dc07"/>
    </style:style>
    <style:style style:name="T12" style:family="text">
      <style:text-properties officeooo:rsid="0024c5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</text:p>
      <text:p text:style-name="P1"/>
      <text:p text:style-name="P10">Identificador → dá nome a variável</text:p>
      <text:p text:style-name="P10">Tipo → Tipo da variável</text:p>
      <text:p text:style-name="P10"/>
      <text:p text:style-name="P10">Identificador: Tipo</text:p>
      <text:p text:style-name="P10"/>
      <text:p text:style-name="P10">6 regras do identificador</text:p>
      <text:p text:style-name="P10"/>
      <text:p text:style-name="P10">1 – Deve começar com uma letra;</text:p>
      <text:p text:style-name="P10">2 – Os próximos podem ser letras e números;</text:p>
      <text:p text:style-name="P10">3 – Não Pode <text:s/>utilizar nenhum simbolo, exceto _;</text:p>
      <text:p text:style-name="P10">4 – Não pode conter espaços em branco;</text:p>
      <text:p text:style-name="P10">5 – Não pode conter letras com acentos;</text:p>
      <text:p text:style-name="P10">6 – Não pode der uma palavra reservada.</text:p>
      <text:p text:style-name="P10"/>
      <text:p text:style-name="P1">Tipos de variáveis</text:p>
      <text:p text:style-name="P10"/>
      <text:p text:style-name="P10">Inteiro → números inteiros</text:p>
      <text:p text:style-name="P10">Real → Todos os números (utilizando . E não ,)</text:p>
      <text:p text:style-name="P10">Caractere → palavras ou textos, que devem ser colocados entre <text:s/>‘’ ‘’</text:p>
      <text:p text:style-name="P10">Lógicos → verdadeiro ou falso</text:p>
      <text:p text:style-name="P10"/>
      <text:p text:style-name="P2">Operadores aritméticos</text:p>
      <text:p text:style-name="P14"/>
      <text:p text:style-name="P14"/>
      <text:p text:style-name="P14">+ <text:s/>adição</text:p>
      <text:p text:style-name="P11">- <text:s/><text:span text:style-name="T1">subtração</text:span></text:p>
      <text:p text:style-name="P11">* <text:s/><text:span text:style-name="T1">multiplicação</text:span></text:p>
      <text:p text:style-name="P11">/ <text:s/><text:span text:style-name="T1">divisão</text:span></text:p>
      <text:p text:style-name="P14">\ <text:s/>divisão inteira (apenas a parte inteira da divisão)</text:p>
      <text:p text:style-name="P14">^ <text:s/>exponenciação (quantas vezes ele se multiplicará)</text:p>
      <text:p text:style-name="P14">% <text:s/>módulo (resto da divisão)</text:p>
      <text:p text:style-name="P11"/>
      <text:p text:style-name="P2">Ordem de procedência nos operadores aritméticos</text:p>
      <text:p text:style-name="P11"/>
      <text:p text:style-name="P14">( ) <text:s/>parênteses</text:p>
      <text:p text:style-name="P14">^ <text:s/>exponenciação</text:p>
      <text:p text:style-name="P14">* / <text:s/>multiplicação / divisão</text:p>
      <text:p text:style-name="P14">+ - adição / subtração</text:p>
      <text:p text:style-name="P11"/>
      <text:p text:style-name="P2">Funções aritméticas </text:p>
      <text:p text:style-name="P11"/>
      <text:p text:style-name="P14"><text:s/>abs → valor absoluto</text:p>
      <text:p text:style-name="P14"><text:s/>exp → exponenciação</text:p>
      <text:p text:style-name="P14"><text:s/>int → valor inteiro</text:p>
      <text:p text:style-name="P14"><text:s/>raizq → raiz quadrada</text:p>
      <text:p text:style-name="P14"><text:s/>pi → retorna PI</text:p>
      <text:p text:style-name="P14"><text:s/>sen → seno (RAD) </text:p>
      <text:p text:style-name="P14"><text:s/>cos → cosseno (RAD)</text:p>
      <text:p text:style-name="P14"><text:s/>tan → tangente (RAD)</text:p>
      <text:p text:style-name="P14"><text:s/>grauprad → graus para radiano (RAD)</text:p>
      <text:p text:style-name="P2"><text:soft-page-break/>Operadores relacionais </text:p>
      <text:p text:style-name="P11"/>
      <text:p text:style-name="P14">* compara variáveis e expressões e geram resultados lógicos</text:p>
      <text:p text:style-name="P11"/>
      <text:p text:style-name="P14">&gt; → maior que</text:p>
      <text:p text:style-name="P14">&lt; → menor que</text:p>
      <text:p text:style-name="P14">&gt;= → maior ou igual</text:p>
      <text:p text:style-name="P14">&lt;= → menor ou igual</text:p>
      <text:p text:style-name="P14">= → igual </text:p>
      <text:p text:style-name="P14">&lt;&gt; → diferente</text:p>
      <text:p text:style-name="P11"/>
      <text:p text:style-name="P2">Operadores lógicos </text:p>
      <text:p text:style-name="P11"/>
      <text:p text:style-name="P12"><text:span text:style-name="T1">* </text:span><text:span text:style-name="T2">Compara outros resultados lógicos</text:span></text:p>
      <text:p text:style-name="P12"/>
      <text:p text:style-name="P16">E → verdadeiro quando ambos forem verdadeiros</text:p>
      <text:p text:style-name="P16">OU → verdadeiro quando um for verdadeiro</text:p>
      <text:p text:style-name="P16">NAO → inverte o resultado de uma premissa</text:p>
      <text:p text:style-name="P12"/>
      <text:p text:style-name="P3">Ordem de procedência geral</text:p>
      <text:p text:style-name="P12"/>
      <text:p text:style-name="P16">aritméticos → ( )</text:p>
      <text:p text:style-name="P15"><text:tab/><text:tab/>^</text:p>
      <text:p text:style-name="P15"><text:tab/><text:tab/>* /</text:p>
      <text:p text:style-name="P12"><text:span text:style-name="T1"><text:tab/><text:tab/></text:span><text:span text:style-name="T2">+ -</text:span></text:p>
      <text:p text:style-name="P16">relacionais → todos (da esquerda para direita)</text:p>
      <text:p text:style-name="P16">lógicas → E</text:p>
      <text:p text:style-name="P12"><text:span text:style-name="T1"><text:tab/> <text:s text:c="5"/></text:span><text:span text:style-name="T2">OU</text:span></text:p>
      <text:p text:style-name="P12"><text:span text:style-name="T1"><text:s text:c="18"/></text:span><text:span text:style-name="T2">NAO</text:span></text:p>
      <text:p text:style-name="P12"/>
      <text:p text:style-name="P3">Estruturas condicionais</text:p>
      <text:p text:style-name="P12"/>
      <text:p text:style-name="P12"><text:span text:style-name="T1">* </text:span><text:span text:style-name="T2">Condicional simples</text:span></text:p>
      <text:p text:style-name="P12"/>
      <text:p text:style-name="P16">Se (expressão) Entao</text:p>
      <text:p text:style-name="P12"><text:span text:style-name="T1"><text:tab/></text:span><text:span text:style-name="T2">bloco</text:span></text:p>
      <text:p text:style-name="P16">FimSe</text:p>
      <text:p text:style-name="P12"/>
      <text:p text:style-name="P12"><text:span text:style-name="T1">*</text:span><text:span text:style-name="T2">Condicional composta</text:span></text:p>
      <text:p text:style-name="P12"/>
      <text:p text:style-name="P16">Se (expressão) Entao</text:p>
      <text:p text:style-name="P12"><text:span text:style-name="T1"><text:tab/></text:span><text:span text:style-name="T2">bloco A</text:span></text:p>
      <text:p text:style-name="P16">Senao</text:p>
      <text:p text:style-name="P12"><text:span text:style-name="T1"><text:tab/></text:span><text:span text:style-name="T2">bloco B</text:span></text:p>
      <text:p text:style-name="P16">FimSe</text:p>
      <text:p text:style-name="P12"/>
      <text:p text:style-name="P16">Formatar quantidade de casas decimais na função Escreva</text:p>
      <text:p text:style-name="P12"/>
      <text:p text:style-name="P12"><text:span text:style-name="T1">:*:* </text:span><text:span text:style-name="T2">( primeiro a quantidade de casas antes da , segundo * quantidade de casas após a ,)</text:span></text:p>
      <text:p text:style-name="P12"/>
      <text:p text:style-name="P12"/>
      <text:p text:style-name="P12"/>
      <text:p text:style-name="P3"><text:soft-page-break/>Condicional aninhada</text:p>
      <text:p text:style-name="P16"/>
      <text:p text:style-name="P16">Se (expressão) Entao </text:p>
      <text:p text:style-name="P16"><text:tab/>bloco A</text:p>
      <text:p text:style-name="P16">Senao</text:p>
      <text:p text:style-name="P16"><text:tab/>Se (expressão) Entao</text:p>
      <text:p text:style-name="P16"><text:tab/><text:tab/>bloco B</text:p>
      <text:p text:style-name="P16"><text:tab/>Senao</text:p>
      <text:p text:style-name="P16"><text:tab/><text:tab/>bloco C</text:p>
      <text:p text:style-name="P16"><text:tab/>FimSe</text:p>
      <text:p text:style-name="P16">FimSe</text:p>
      <text:p text:style-name="P16"/>
      <text:p text:style-name="P16">* Colocar um FimSe para cada Se</text:p>
      <text:p text:style-name="P16"/>
      <text:p text:style-name="P3">Condicional <text:span text:style-name="T3">ESCOLHA CASO</text:span></text:p>
      <text:p text:style-name="P16"/>
      <text:p text:style-name="P16">Escolha (variável)</text:p>
      <text:p text:style-name="P16"><text:tab/>Caso valor</text:p>
      <text:p text:style-name="P16"><text:tab/><text:tab/>bloco A</text:p>
      <text:p text:style-name="P16"><text:tab/>Caso valor</text:p>
      <text:p text:style-name="P16"><text:tab/><text:tab/>bloco B</text:p>
      <text:p text:style-name="P16"><text:tab/>Caso valor</text:p>
      <text:p text:style-name="P16"><text:tab/><text:tab/>bloco C</text:p>
      <text:p text:style-name="P16"><text:s/><text:tab/>Caso valor </text:p>
      <text:p text:style-name="P16"><text:tab/><text:tab/>bloco D</text:p>
      <text:p text:style-name="P16">FimEscolha</text:p>
      <text:p text:style-name="P16"/>
      <text:p text:style-name="P3">Estrutura de repetição ENQUANTO</text:p>
      <text:p text:style-name="P16"/>
      <text:p text:style-name="P17">Enquanto (expressão) Faca</text:p>
      <text:p text:style-name="P17"><text:tab/>bloco</text:p>
      <text:p text:style-name="P17">FimEnquanto</text:p>
      <text:p text:style-name="P17"/>
      <text:p text:style-name="P17">* faz o teste lógico no inicio</text:p>
      <text:p text:style-name="P17"/>
      <text:p text:style-name="P4">Estrutura de repetição REPITA</text:p>
      <text:p text:style-name="P17"/>
      <text:p text:style-name="P17">Repita</text:p>
      <text:p text:style-name="P17"><text:tab/>bloco</text:p>
      <text:p text:style-name="P17">Ate (expressão)</text:p>
      <text:p text:style-name="P17"/>
      <text:p text:style-name="P17">* faz o teste lógico no final</text:p>
      <text:p text:style-name="P17"/>
      <text:p text:style-name="P4">Estrutura de repetição PARA</text:p>
      <text:p text:style-name="P17"/>
      <text:p text:style-name="P17">Para variável ← inicio Ate fim [passo salto] Faca</text:p>
      <text:p text:style-name="P17"><text:tab/>bloco</text:p>
      <text:p text:style-name="P17">FimPara</text:p>
      <text:p text:style-name="P17"/>
      <text:p text:style-name="P17"/>
      <text:p text:style-name="P17"/>
      <text:p text:style-name="P17"/>
      <text:p text:style-name="P4"><text:soft-page-break/>Função INTERRUPÇÃO</text:p>
      <text:p text:style-name="P17"/>
      <text:p text:style-name="P18">EX: </text:p>
      <text:p text:style-name="P19">Repita</text:p>
      <text:p text:style-name="P19"><text:tab/>n ← n + 1</text:p>
      <text:p text:style-name="P19"><text:tab/>Escreval (“número atual é” , n)</text:p>
      <text:p text:style-name="P18"><text:tab/>Se <text:span text:style-name="T4">n</text:span> = <text:span text:style-name="T4">15</text:span> Entao </text:p>
      <text:p text:style-name="P18"><text:tab/><text:tab/>I<text:span text:style-name="T11">n</text:span>terrompa</text:p>
      <text:p text:style-name="P18"><text:tab/>FimSe</text:p>
      <text:p text:style-name="P19">Ate falso</text:p>
      <text:p text:style-name="P19"/>
      <text:p text:style-name="P5">Procedimentos</text:p>
      <text:p text:style-name="P20"/>
      <text:p text:style-name="P20">* <text:s/><text:span text:style-name="T7">Rotina </text:span><text:span text:style-name="T5">P</text:span>rocedimento</text:p>
      <text:p text:style-name="P20"/>
      <text:p text:style-name="P20">- Na var declara o procedimento seguido do nome e ( ), logo abaixo coloca-se inicio, abaixo descreve o que vai acontecer e abaixo coloca-se FimProcedimento.</text:p>
      <text:p text:style-name="P20"/>
      <text:p text:style-name="P20">EX</text:p>
      <text:p text:style-name="P20"/>
      <text:p text:style-name="P20"><text:tab/>var</text:p>
      <text:p text:style-name="P20"><text:tab/> <text:s text:c="4"/>Procedimento Topo()</text:p>
      <text:p text:style-name="P20"><text:tab/><text:tab/>inicio</text:p>
      <text:p text:style-name="P20"><text:s text:c="6"/><text:tab/><text:tab/>LimpaTela</text:p>
      <text:p text:style-name="P20"><text:s text:c="6"/><text:tab/><text:tab/>Escreval ("---------------------------------")</text:p>
      <text:p text:style-name="P20"><text:s text:c="6"/><text:tab/><text:tab/>Escreval (" D E T E C T O R D E P E S A D O ")</text:p>
      <text:p text:style-name="P20"><text:s text:c="6"/><text:tab/><text:tab/>Escreval ("Maior Peso até agora: ", mai, "Kg")</text:p>
      <text:p text:style-name="P20"><text:s text:c="6"/><text:tab/><text:tab/>Escreval ("---------------------------------")</text:p>
      <text:p text:style-name="P20"><text:tab/> <text:s text:c="4"/>FimProcedimento</text:p>
      <text:p text:style-name="P20"/>
      <text:p text:style-name="P20">- Durante o código é só digitar o nome do procedimento seguido de ( ) que ele irá puxar o procedimento</text:p>
      <text:p text:style-name="P19"/>
      <text:p text:style-name="P19">* <text:span text:style-name="T5">Passagem de parâmetro por valor</text:span></text:p>
      <text:p text:style-name="P13"/>
      <text:p text:style-name="P13">- <text:span text:style-name="T6">Os valor atribuído no procedimento não altera o valor da variável global, apenas da local (Procedimento)</text:span></text:p>
      <text:p text:style-name="P13"/>
      <text:p text:style-name="P21">EX:</text:p>
      <text:p text:style-name="P21"/>
      <text:p text:style-name="P21"><text:tab/>algoritmo "Par ou impar procedimento"</text:p>
      <text:p text:style-name="P21">var</text:p>
      <text:p text:style-name="P21"><text:s text:c="3"/>N: inteiro</text:p>
      <text:p text:style-name="P21">Procedimento ParOuImpar(V: inteiro)</text:p>
      <text:p text:style-name="P21">Inicio</text:p>
      <text:p text:style-name="P21"><text:s text:c="6"/>Se (V % 2 = 0) Entao</text:p>
      <text:p text:style-name="P21"><text:s text:c="9"/>Escreval ("O número ", V, " é PAR")</text:p>
      <text:p text:style-name="P21"><text:s text:c="6"/>Senao</text:p>
      <text:p text:style-name="P21"><text:s text:c="11"/>Escreval ("O número ", V, " é IMPAR")</text:p>
      <text:p text:style-name="P21"><text:s text:c="6"/>FimSe</text:p>
      <text:p text:style-name="P21">FimProcedimento</text:p>
      <text:p text:style-name="P21">inicio</text:p>
      <text:p text:style-name="P21"><text:soft-page-break/><text:s text:c="6"/>Escreva ("Digite um número: ")</text:p>
      <text:p text:style-name="P21"><text:s text:c="6"/>Leia (N)</text:p>
      <text:p text:style-name="P21"><text:s text:c="6"/>ParOuImpar(N)</text:p>
      <text:p text:style-name="P21">fimalgoritmo</text:p>
      <text:p text:style-name="P21"/>
      <text:p text:style-name="P21"/>
      <text:p text:style-name="P22">* Passagem de parâmetro por referência</text:p>
      <text:p text:style-name="P22"/>
      <text:p text:style-name="P22">- O valor atribuído no procedimento altera também o valor da variável global, pois ele referencia a variável global e não apenas salva o seu valor para utilizar no procedimento.</text:p>
      <text:p text:style-name="P22"/>
      <text:p text:style-name="P22">EX</text:p>
      <text:p text:style-name="P22"><text:tab/>algoritmo "Passagem de parâmetro por referência"</text:p>
      <text:p text:style-name="P22">var</text:p>
      <text:p text:style-name="P22"><text:s text:c="3"/>X, Y: inteiro</text:p>
      <text:p text:style-name="P22">Procedimento Soma (var A, B,: inteiro)</text:p>
      <text:p text:style-name="P22">Inicio</text:p>
      <text:p text:style-name="P22"><text:s text:c="6"/>A &lt;- A + 1</text:p>
      <text:p text:style-name="P22"><text:s text:c="6"/>B &lt;- B + 2</text:p>
      <text:p text:style-name="P22"><text:s text:c="6"/>Escreval ("Valor de A = ", A)</text:p>
      <text:p text:style-name="P22"><text:s text:c="6"/>Escreval ("Valor de B = ", B)</text:p>
      <text:p text:style-name="P22"><text:s text:c="6"/>Escreval ("Soma A + B = ", A+B)</text:p>
      <text:p text:style-name="P22">FimProcedimento</text:p>
      <text:p text:style-name="P22">inicio</text:p>
      <text:p text:style-name="P22"><text:s text:c="6"/>X &lt;- 4</text:p>
      <text:p text:style-name="P22"><text:s text:c="6"/>Y &lt;- 8</text:p>
      <text:p text:style-name="P22"><text:s text:c="6"/>Soma (X, Y)</text:p>
      <text:p text:style-name="P22"><text:s text:c="6"/>Escreval ("Valor de X = ", X)</text:p>
      <text:p text:style-name="P22"><text:s text:c="6"/>Escreval ("Valor de Y = ", Y)</text:p>
      <text:p text:style-name="P22">fimalgoritmo</text:p>
      <text:p text:style-name="P12"/>
      <text:p text:style-name="P7">Rotinas Funções</text:p>
      <text:p text:style-name="P23"/>
      <text:p text:style-name="P24">- Funções retornam resultados <text:span text:style-name="T8">direto </text:span>ao programa</text:p>
      <text:p text:style-name="P24"/>
      <text:p text:style-name="P27">EX</text:p>
      <text:p text:style-name="P24"/>
      <text:p text:style-name="P24">algoritmo "Soma Função"</text:p>
      <text:p text:style-name="P24">var</text:p>
      <text:p text:style-name="P24"><text:s text:c="3"/>V1, V2, S: inteiro</text:p>
      <text:p text:style-name="P24">funcao Soma(X, Y: inteiro): inteiro</text:p>
      <text:p text:style-name="P24">Inicio</text:p>
      <text:p text:style-name="P24"><text:s text:c="6"/>Retorne x + Y</text:p>
      <text:p text:style-name="P24">FimFuncao</text:p>
      <text:p text:style-name="P24">inicio</text:p>
      <text:p text:style-name="P24"><text:s text:c="6"/>Escreva ("Digite o primeiro número: ")</text:p>
      <text:p text:style-name="P24"><text:s text:c="6"/>Leia (V1)</text:p>
      <text:p text:style-name="P24"><text:s text:c="6"/>Escreva ("Digite o segundo número: ")</text:p>
      <text:p text:style-name="P24"><text:s text:c="6"/>Leia (V2)</text:p>
      <text:p text:style-name="P24"><text:s text:c="6"/>S &lt;- Soma(V1, V2)</text:p>
      <text:p text:style-name="P24"><text:s text:c="6"/>Escreval ("A soma entre ", V1, " e ", V2, " é igual a ", S)</text:p>
      <text:p text:style-name="P24">fimalgoritmo</text:p>
      <text:p text:style-name="P24"><text:soft-page-break/></text:p>
      <text:p text:style-name="P6"><text:span text:style-name="T9">Funções prontas para tratamento de strings</text:span> </text:p>
      <text:p text:style-name="P8"/>
      <text:p text:style-name="P25">- <text:s/>Compr(variável) → <text:span text:style-name="T10">Retorna</text:span> a quantidade de caracteres na variável</text:p>
      <text:p text:style-name="P25">- <text:s/>Copia(variável, *, *) →<text:span text:style-name="T10">Retorna as letras da variável, onde o primeiro * é a onde começa e o * é a onde termina. </text:span></text:p>
      <text:p text:style-name="P25">- <text:s/>Maiusc(variável) → <text:span text:style-name="T10">Retorna</text:span> a palavra em maiúsculo</text:p>
      <text:p text:style-name="P25">- <text:s/>Minusc(variável) → <text:span text:style-name="T10">Retorna</text:span> a palavra em minúsculo</text:p>
      <text:p text:style-name="P25">- <text:s/>Pos(“<text:span text:style-name="T10">valor_</text:span>variável”, <text:span text:style-name="T10">variável</text:span>) → <text:span text:style-name="T10">Retorna a Posição de inicio da string dentro da variável</text:span></text:p>
      <text:p text:style-name="P25">- <text:s/><text:span text:style-name="T10">Asc(“valor_variável”) → Retorna o código da letra</text:span></text:p>
      <text:p text:style-name="P25">- <text:s/><text:span text:style-name="T10">Carac(*) →Retorna a letra correspondente ao código digitado</text:span></text:p>
      <text:p text:style-name="P25"/>
      <text:p text:style-name="P26">EX </text:p>
      <text:p text:style-name="P26"/>
      <text:p text:style-name="P26"/>
      <text:p text:style-name="P25">algoritmo "Analisador de nomes"</text:p>
      <text:p text:style-name="P25">var</text:p>
      <text:p text:style-name="P25"><text:s text:c="3"/>N: caractere</text:p>
      <text:p text:style-name="P25"><text:s text:c="3"/>L: caractere</text:p>
      <text:p text:style-name="P25"><text:s text:c="3"/>C: inteiro</text:p>
      <text:p text:style-name="P25">inicio</text:p>
      <text:p text:style-name="P25"><text:s text:c="6"/>Escreva ("Digite seu nome: ")</text:p>
      <text:p text:style-name="P25"><text:s text:c="6"/>Leia (N)</text:p>
      <text:p text:style-name="P25"><text:s text:c="6"/>Escreval ("O total de letras do seu nome é: ", Compr(N))</text:p>
      <text:p text:style-name="P25"><text:s text:c="6"/>Escreval ("Seu nome em maiúsculo é: ", Maiusc(N))</text:p>
      <text:p text:style-name="P25"><text:s text:c="6"/>Escreval ("Seu nome em minúsculo é: ", Minusc(N))</text:p>
      <text:p text:style-name="P25"><text:s text:c="6"/>Escreval ("A primeira letra do seu nome é: ", Copia(N, 1, 1))</text:p>
      <text:p text:style-name="P25"><text:s text:c="6"/>Escreval ("A ultima letra do seu nome é: ", Copia(N, Compr(N), 1))</text:p>
      <text:p text:style-name="P25"><text:s text:c="6"/>L &lt;- Copia(N,1,1)</text:p>
      <text:p text:style-name="P25"><text:s text:c="6"/>Escreval ("A letra ", L, " está na posição ", Pos(L,N))</text:p>
      <text:p text:style-name="P25"><text:s text:c="6"/>Escreval ("O código da letra ", L, " é ", Asc(L))</text:p>
      <text:p text:style-name="P25"><text:s text:c="6"/>Escreval ("A letra do código ", Asc(L), " é ", Carac(Asc(l)))</text:p>
      <text:p text:style-name="P25"><text:s text:c="6"/>Escreva ("Seu nome ao contrario é: ")</text:p>
      <text:p text:style-name="P25"><text:s text:c="6"/>Para C &lt;- Compr(N) até 1 Passo -1 Faca</text:p>
      <text:p text:style-name="P25"><text:s text:c="11"/>Escreva (Copia(Maiusc(N),C,1))</text:p>
      <text:p text:style-name="P25"><text:s text:c="6"/>FimPara</text:p>
      <text:p text:style-name="P25">fimalgoritmo</text:p>
      <text:p text:style-name="P6"/>
      <text:p text:style-name="P9">Variáveis compostas <text:span text:style-name="T12">vetor</text:span> </text:p>
      <text:p text:style-name="P9"/>
      <text:p text:style-name="P28">var</text:p>
      <text:p text:style-name="P28">n: vetor[1,2,3,4] de inteiro</text:p>
      <text:p text:style-name="P28">o que está dentro dos coxetes é a quantidade de locais em que os valores serão atribuídos, colocados em sequência.</text:p>
      <text:p text:style-name="P28">N[1] ← 3</text:p>
      <text:p text:style-name="P28">n[2] ← 5</text:p>
      <text:p text:style-name="P28">…</text:p>
      <text:p text:style-name="P29"/>
      <text:p text:style-name="P30">Variáveis compostas homogêneas pois todas são do mesmo tipo.</text:p>
      <text:p text:style-name="P30"/>
      <text:p text:style-name="P30"/>
      <text:p text:style-name="P32"/>
      <text:p text:style-name="P34"><text:soft-page-break/>Variáveis Compostas Homogêneas Multidimensionais</text:p>
      <text:p text:style-name="P31"/>
      <text:p text:style-name="P31">Matriz → utiliza mais de uma posição, sendo englobadas linhas e colunas</text:p>
      <text:p text:style-name="P31"/>
      <text:p text:style-name="P31">Exemplo:</text:p>
      <text:p text:style-name="P31"/>
      <text:p text:style-name="P31">var </text:p>
      <text:p text:style-name="P31">n: vetor[1..3, 1..2] de inteiro</text:p>
      <text:p text:style-name="P31"/>
      <text:p text:style-name="P31">O primeiro conjunto indica linha e o segundo conjunto indica coluna.</text:p>
      <text:p text:style-name="P31"/>
      <text:p text:style-name="P31">Inicio</text:p>
      <text:p text:style-name="P31">n[1,2] → indica que o valor vai ser alocado na primeira linha na segunda posição (coluna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20:59:12.681907113</meta:creation-date>
    <meta:generator>LibreOffice/7.3.7.2$Linux_X86_64 LibreOffice_project/30$Build-2</meta:generator>
    <dc:date>2023-05-20T23:11:08.327039207</dc:date>
    <meta:editing-duration>PT5H12S</meta:editing-duration>
    <meta:editing-cycles>12</meta:editing-cycles>
    <meta:document-statistic meta:table-count="0" meta:image-count="0" meta:object-count="0" meta:page-count="7" meta:paragraph-count="238" meta:word-count="1090" meta:character-count="6520" meta:non-whitespace-character-count="5229"/>
  </office:meta>
</office:document-meta>
</file>